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183ad1" officeooo:paragraph-rsid="00183ad1"/>
    </style:style>
    <style:style style:name="T1" style:family="text">
      <style:text-properties officeooo:rsid="00197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 principal <text:span text:style-name="T1">(OD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3ad1" officeooo:paragraph-rsid="00183a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0:20:46.842816908</meta:creation-date>
    <dc:date>2022-01-25T11:20:03.291655175</dc:date>
    <meta:editing-duration>PT2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34" meta:non-whitespace-character-count="29"/>
  </office:meta>
</office:document-meta>
</file>